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cm" fo:min-width="5.12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66cm" fo:min-width="3.81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454cm" fo:min-width="3.81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6cm" fo:min-width="3.90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66cm" fo:min-width="3.83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66cm" fo:min-width="3.016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826cm" fo:min-width="3.776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66cm" fo:min-width="3.17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861cm" fo:min-width="3.08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826cm" fo:min-width="3.83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681cm" fo:min-width="3.79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646cm" fo:min-width="3.79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4" draw:id="id4" draw:layer="layout" svg:width="5.8cm" svg:height="1.794cm" svg:x="12.1cm" svg:y="1.7cm">
          <text:p text:style-name="P1">Projeto SISC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4.5cm" svg:height="1.9cm" svg:x="1.8cm" svg:y="6cm">
          <text:p text:style-name="P1">Preparação do </text:p>
          <text:p text:style-name="P1">Ambi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4.5cm" svg:height="1.888cm" svg:x="7.4cm" svg:y="6.012cm">
          <text:p text:style-name="P1">Coletor de </text:p>
          <text:p text:style-name="P1">Diários Oficia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8" draw:id="id8" draw:layer="layout" svg:width="4.6cm" svg:height="2cm" svg:x="12.8cm" svg:y="6cm">
          <text:p text:style-name="P1">Conversor de</text:p>
          <text:p text:style-name="P1">Diários Oficia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0" draw:id="id10" draw:layer="layout" svg:width="4.516cm" svg:height="1.9cm" svg:x="18.484cm" svg:y="5.9cm">
          <text:p text:style-name="P1">Extrator de</text:p>
          <text:p text:style-name="P1">Diário Oficia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2" draw:id="id12" draw:layer="layout" svg:width="3.7cm" svg:height="1.9cm" svg:x="23.8cm" svg:y="6cm">
          <text:p text:style-name="P1">Analisad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5cm" svg:height="1.9cm" svg:x="1.7cm" svg:y="10.239cm">
          <text:p text:style-name="P1">Definição da</text:p>
          <text:p text:style-name="P1">Arquitetu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5cm" svg:height="1.9cm" svg:x="1.7cm" svg:y="12.639cm">
          <text:p text:style-name="P1">Instalação do</text:p>
          <text:p text:style-name="P1">SGB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6" draw:id="id6" draw:layer="layout" svg:width="4.5cm" svg:height="2.3cm" svg:x="1.7cm" svg:y="15.139cm">
          <text:p text:style-name="P1">Instalação do</text:p>
          <text:p text:style-name="P1">Servidor de</text:p>
          <text:p text:style-name="P1">Aplicaçã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15" draw:id="id15" draw:layer="layout" svg:width="3.861cm" svg:height="1.9cm" svg:x="7.9cm" svg:y="10.2cm">
          <text:p text:style-name="P1">Cadastro de</text:p>
          <text:p text:style-name="P1">Font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4" draw:id="id14" draw:layer="layout" svg:width="3.816cm" svg:height="2.339cm" svg:x="8cm" svg:y="12.5cm">
          <text:p text:style-name="P1">Coleta </text:p>
          <text:p text:style-name="P1">Automática</text:p>
          <text:p text:style-name="P1">de D.O.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4.5cm" svg:height="1.9cm" svg:x="7.4cm" svg:y="15.4cm">
          <text:p text:style-name="P1">Upload Manual</text:p>
          <text:p text:style-name="P1">de D.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9" draw:id="id9" draw:layer="layout" svg:width="4.561cm" svg:height="2.3cm" svg:x="12.739cm" svg:y="10.283cm">
          <text:p text:style-name="P1">Diários Oficiais</text:p>
          <text:p text:style-name="P1">Convertidos</text:p>
          <text:p text:style-name="P1">Para Tex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4.5cm" svg:height="1.9cm" svg:x="18.5cm" svg:y="10.961cm">
          <text:p text:style-name="P1">Publicações</text:p>
          <text:p text:style-name="P1">Delimitad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5cm" svg:height="1.9cm" svg:x="18.4cm" svg:y="13.439cm">
          <text:p text:style-name="P1">Publicações</text:p>
          <text:p text:style-name="P1">Classificad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1" draw:id="id11" draw:layer="layout" svg:width="4.5cm" svg:height="2.139cm" svg:x="18.4cm" svg:y="15.9cm">
          <text:p text:style-name="P1">Informações</text:p>
          <text:p text:style-name="P1">Relevantes</text:p>
          <text:p text:style-name="P1">Extraíd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8" draw:id="id18" draw:layer="layout" svg:width="4.5cm" svg:height="1.9cm" svg:x="23.9cm" svg:y="10.639cm">
          <text:p text:style-name="P1">Interface</text:p>
          <text:p text:style-name="P1">Para Consult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3" draw:id="id13" draw:layer="layout" svg:width="4.5cm" svg:height="2.1cm" svg:x="23.9cm" svg:y="13.339cm">
          <text:p text:style-name="P1">Indicios de</text:p>
          <text:p text:style-name="P1">Fraudes</text:p>
          <text:p text:style-name="P1">Detectad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3" xml:id="id2" draw:id="id2" draw:layer="layout" draw:type="line" svg:x1="4.05cm" svg:y1="6cm" svg:x2="4.008cm" svg:y2="4.708cm" draw:start-shape="id1" draw:start-glue-point="0" svg:d="M4050 6000l-42-1292" svg:viewBox="0 0 43 1293">
          <text:p/>
        </draw:connector>
        <draw:connector draw:style-name="gr13" draw:text-style-name="P3" xml:id="id3" draw:id="id3" draw:layer="layout" draw:type="line" svg:x1="24.9cm" svg:y1="5.962cm" svg:x2="24.914cm" svg:y2="4.731cm" svg:d="M24900 5962l14-1231" svg:viewBox="0 0 15 1232">
          <text:p/>
        </draw:connector>
        <draw:connector draw:style-name="gr13" draw:text-style-name="P3" draw:layer="layout" draw:type="line" svg:x1="15.386cm" svg:y1="5.931cm" svg:x2="15.4cm" svg:y2="4.7cm" svg:d="M15386 5931l14-1231" svg:viewBox="0 0 15 1232">
          <text:p/>
        </draw:connector>
        <draw:connector draw:style-name="gr13" draw:text-style-name="P3" draw:layer="layout" draw:type="line" svg:x1="20.386cm" svg:y1="5.948cm" svg:x2="20.4cm" svg:y2="4.717cm" svg:d="M20386 5948l14-1231" svg:viewBox="0 0 15 1232">
          <text:p/>
        </draw:connector>
        <draw:connector draw:style-name="gr13" draw:text-style-name="P3" draw:layer="layout" draw:type="line" svg:x1="4.008cm" svg:y1="4.708cm" svg:x2="24.914cm" svg:y2="4.731cm" draw:start-shape="id2" draw:start-glue-point="3" draw:end-shape="id3" draw:end-glue-point="3" svg:d="M4008 4708l20906 23" svg:viewBox="0 0 20907 24">
          <text:p/>
        </draw:connector>
        <draw:connector draw:style-name="gr13" draw:text-style-name="P3" draw:layer="layout" draw:type="line" svg:x1="15cm" svg:y1="3.494cm" svg:x2="15.019cm" svg:y2="4.786cm" draw:start-shape="id4" draw:start-glue-point="2" svg:d="M15000 3494l19 1292" svg:viewBox="0 0 20 1293">
          <text:p/>
        </draw:connector>
        <draw:connector draw:style-name="gr13" draw:text-style-name="P3" draw:layer="layout" draw:type="lines" svg:x1="9.689cm" svg:y1="4.708cm" svg:x2="9.65cm" svg:y2="6.012cm" draw:end-shape="id5" draw:end-glue-point="0" svg:d="M9689 4708l-39 803v501" svg:viewBox="0 0 40 1305">
          <text:p/>
        </draw:connector>
        <draw:connector draw:style-name="gr14" draw:text-style-name="P3" draw:layer="layout" svg:x1="1.8cm" svg:y1="6.95cm" svg:x2="1.7cm" svg:y2="16.289cm" draw:start-shape="id1" draw:start-glue-point="3" draw:end-shape="id6" draw:end-glue-point="3" svg:d="M1800 6950h-601v9339h501" svg:viewBox="0 0 602 9340">
          <text:p/>
        </draw:connector>
        <draw:connector draw:style-name="gr14" draw:text-style-name="P3" draw:layer="layout" svg:x1="7.4cm" svg:y1="6.956cm" svg:x2="7.4cm" svg:y2="16.35cm" draw:start-shape="id5" draw:start-glue-point="3" draw:end-shape="id7" svg:d="M7400 6956h-501v9394h501" svg:viewBox="0 0 502 9395">
          <text:p/>
        </draw:connector>
        <draw:connector draw:style-name="gr14" draw:text-style-name="P3" draw:layer="layout" svg:x1="12.8cm" svg:y1="7cm" svg:x2="12.739cm" svg:y2="11.433cm" draw:start-shape="id8" draw:start-glue-point="3" draw:end-shape="id9" draw:end-glue-point="3" svg:d="M12800 7000h-563v4433h502" svg:viewBox="0 0 564 4434">
          <text:p/>
        </draw:connector>
        <draw:connector draw:style-name="gr14" draw:text-style-name="P3" xml:id="id16" draw:id="id16" draw:layer="layout" svg:x1="18.484cm" svg:y1="6.85cm" svg:x2="18.4cm" svg:y2="16.969cm" draw:start-shape="id10" draw:start-glue-point="3" draw:end-shape="id11" draw:end-glue-point="3" svg:d="M18484 6850h-585v10119h501" svg:viewBox="0 0 586 10120">
          <text:p/>
        </draw:connector>
        <draw:connector draw:style-name="gr14" draw:text-style-name="P3" draw:layer="layout" svg:x1="23.8cm" svg:y1="6.95cm" svg:x2="23.9cm" svg:y2="14.389cm" draw:start-shape="id12" draw:start-glue-point="3" draw:end-shape="id13" svg:d="M23800 6950h-501v7439h601" svg:viewBox="0 0 602 7440">
          <text:p/>
        </draw:connector>
        <draw:connector draw:style-name="gr14" draw:text-style-name="P3" draw:layer="layout" draw:type="lines" svg:x1="6.809cm" svg:y1="13.657cm" svg:x2="8cm" svg:y2="13.669cm" draw:end-shape="id14" svg:d="M6809 13657l690 12h501" svg:viewBox="0 0 1192 13">
          <text:p/>
        </draw:connector>
        <draw:connector draw:style-name="gr14" draw:text-style-name="P3" draw:layer="layout" draw:type="lines" svg:x1="6.965cm" svg:y1="11.128cm" svg:x2="7.9cm" svg:y2="11.15cm" draw:end-shape="id15" draw:end-glue-point="3" svg:d="M6965 11128l433 22h502" svg:viewBox="0 0 936 23">
          <text:p/>
        </draw:connector>
        <draw:connector draw:style-name="gr14" draw:text-style-name="P3" draw:layer="layout" draw:type="lines" draw:line-skew="0.402cm 0.101cm" svg:x1="17.899cm" svg:y1="11.909cm" svg:x2="18.5cm" svg:y2="11.911cm" draw:start-shape="id16" draw:start-glue-point="0" draw:end-shape="id17" draw:end-glue-point="3" svg:d="M17899 11909h-99l300 2h400" svg:viewBox="0 0 701 3">
          <text:p/>
        </draw:connector>
        <draw:connector draw:style-name="gr14" draw:text-style-name="P3" draw:layer="layout" draw:type="lines" svg:x1="23.463cm" svg:y1="11.79cm" svg:x2="23.9cm" svg:y2="11.589cm" draw:end-shape="id18" draw:end-glue-point="3" svg:d="M23463 11790l-64-201h501" svg:viewBox="0 0 502 2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ônio Gomes Amorim</meta:initial-creator>
    <meta:creation-date>2018-08-07T22:56:39.183000000</meta:creation-date>
    <dc:date>2018-08-08T22:29:30.986000000</dc:date>
    <dc:creator>Antônio Gomes Amorim</dc:creator>
    <meta:editing-duration>PT3M47S</meta:editing-duration>
    <meta:editing-cycles>2</meta:editing-cycles>
    <meta:generator>LibreOffice/6.0.4.2$Windows_X86_64 LibreOffice_project/9b0d9b32d5dcda91d2f1a96dc04c645c450872bf</meta:generator>
    <meta:document-statistic meta:object-count="34"/>
  </office:meta>
</office:document-meta>
</file>